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99in"/>
    </style:style>
    <style:style style:name="co3" style:family="table-column">
      <style:table-column-properties fo:break-before="auto" style:column-width="1.3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7476in" svg:height="6.7972in" svg:x="3.7882in" svg:y="4.2563in">
            <draw:object draw:notify-on-update-of-ranges="Sheet1.A1:Sheet1.A1 Sheet1.A2:Sheet1.A99 Sheet1.B1:Sheet1.B1 Sheet1.B2:Sheet1.B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layers</text:p>
          </table:table-cell>
          <table:table-cell office:value-type="string" calcext:value-type="string">
            <text:p>Best Position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ogarithmic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number-matrix-columns-spanned="2" table:number-matrix-rows-spanned="5" table:formula="of:=LINEST([.$B$2:.$B$68] ; LN([.$A$2:.$A$68]) ; 0 ; 1)" office:value-type="float" office:value="10.0174084093344" calcext:value-type="float">
            <text:p>10.0174084093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401140840267498" calcext:value-type="float">
            <text:p>0.401140840267498</text:p>
          </table:table-cell>
          <table:table-cell office:value-type="string" office:string-value="" calcext:value-type="error">
            <text:p>#N/A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904294514424217" calcext:value-type="float">
            <text:p>0.904294514424217</text:p>
          </table:table-cell>
          <table:table-cell office:value-type="float" office:value="11.201399094442" calcext:value-type="float">
            <text:p>11.20139909444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3.615643271968" calcext:value-type="float">
            <text:p>623.615643271968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8245.8914495842" calcext:value-type="float">
            <text:p>78245.8914495842</text:p>
          </table:table-cell>
          <table:table-cell office:value-type="float" office:value="8281.10855041582" calcext:value-type="float">
            <text:p>8281.1085504158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^2</text:p>
          </table:table-cell>
          <table:table-cell table:formula="of:=[.$D$8]" office:value-type="float" office:value="0.904294514424217" calcext:value-type="float">
            <text:p>0.90429451442421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ndard Error</text:p>
          </table:table-cell>
          <table:table-cell table:formula="of:=[.$E$8]" office:value-type="float" office:value="11.201399094442" calcext:value-type="float">
            <text:p>11.20139909444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Observations</text:p>
          </table:table-cell>
          <table:table-cell table:formula="of:=67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djusted R^2</text:p>
          </table:table-cell>
          <table:table-cell table:formula="of:=1 - (1 - [.$D$8])*([.$E$16] - 1)/([.$E$16] - [.$E$15])" office:value-type="float" office:value="0.904294514424217" calcext:value-type="float">
            <text:p>0.9042945144242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gression</text:p>
          </table:table-cell>
          <table:table-cell table:formula="of:=[.$E$15]" office:value-type="float" office:value="1" calcext:value-type="float">
            <text:p>1</text:p>
          </table:table-cell>
          <table:table-cell table:formula="of:=[.$D$10]" office:value-type="float" office:value="78245.8914495842" calcext:value-type="float">
            <text:p>78245.8914495842</text:p>
          </table:table-cell>
          <table:table-cell table:formula="of:=[.$D$10] / [.$E$21]" office:value-type="float" office:value="78245.8914495842" calcext:value-type="float">
            <text:p>78245.8914495842</text:p>
          </table:table-cell>
          <table:table-cell table:formula="of:=[.$D$9]" office:value-type="float" office:value="623.615643271968" calcext:value-type="float">
            <text:p>623.615643271968</text:p>
          </table:table-cell>
          <table:table-cell table:formula="of:=LEGACY.FDIST([.$D$9] ; [.$E$21] ; [.$E$9])" office:value-type="float" office:value="2.41329364527113E-035" calcext:value-type="float">
            <text:p>2.41329364527113E-3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esidual</text:p>
          </table:table-cell>
          <table:table-cell table:formula="of:=[.$E$9]" office:value-type="float" office:value="66" calcext:value-type="float">
            <text:p>66</text:p>
          </table:table-cell>
          <table:table-cell table:formula="of:=[.$E$10]" office:value-type="float" office:value="8281.10855041582" calcext:value-type="float">
            <text:p>8281.10855041582</text:p>
          </table:table-cell>
          <table:table-cell table:formula="of:=[.$E$10] / [.$E$9]" office:value-type="float" office:value="125.471341672967" calcext:value-type="float">
            <text:p>125.47134167296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tal</text:p>
          </table:table-cell>
          <table:table-cell table:formula="of:=[.$E$21] + [.$E$9]" office:value-type="float" office:value="67" calcext:value-type="float">
            <text:p>67</text:p>
          </table:table-cell>
          <table:table-cell table:formula="of:=[.$D$10] + [.$E$10]" office:value-type="float" office:value="86527" calcext:value-type="float">
            <text:p>8652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E$25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E$25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D$6:.$E$6]; 1 ; ROW([.$E$29])+1 - ROW())" office:value-type="float" office:value="0" calcext:value-type="float">
            <text:p>0</text:p>
          </table:table-cell>
          <table:table-cell table:number-matrix-columns-spanned="1" table:number-matrix-rows-spanned="2" table:formula="of:=INDEX([.$D$7:.$E$7]; 1 ; ROW([.$F$29])+1 - ROW())" office:value-type="string" office:string-value="" calcext:value-type="error">
            <text:p>#N/A</text:p>
          </table:table-cell>
          <table:table-cell table:number-matrix-columns-spanned="1" table:number-matrix-rows-spanned="2" table:formula="of:=[.$E$28:.$E$29] / [.$F$28:.$F$29]" office:value-type="string" office:string-value="" calcext:value-type="error">
            <text:p>#N/A</text:p>
          </table:table-cell>
          <table:table-cell table:number-matrix-columns-spanned="1" table:number-matrix-rows-spanned="2" table:formula="of:=LEGACY.TDIST(ABS([.$G$28:.$G$29]) ; [.$E$9] ; 2 )" office:value-type="string" office:string-value="" calcext:value-type="error">
            <text:p>#N/A</text:p>
          </table:table-cell>
          <table:table-cell table:number-matrix-columns-spanned="1" table:number-matrix-rows-spanned="2" table:formula="of:=[.$E$28:.$E$29] - [.$F$28:.$F$29] * TINV(1 - [.$E$25] ; [.$E$9])" office:value-type="string" office:string-value="" calcext:value-type="error">
            <text:p>#N/A</text:p>
          </table:table-cell>
          <table:table-cell table:number-matrix-columns-spanned="1" table:number-matrix-rows-spanned="2" table:formula="of:=[.$E$28:.$E$29] + [.$F$28:.$F$29] * TINV(1 - [.$E$25] ; [.$E$9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&quot;LN(X1)&quot;" office:value-type="string" office:string-value="LN(X1)" calcext:value-type="string">
            <text:p>LN(X1)</text:p>
          </table:table-cell>
          <table:table-cell office:value-type="float" office:value="10.0174084093344" calcext:value-type="float">
            <text:p>10.0174084093344</text:p>
          </table:table-cell>
          <table:table-cell office:value-type="float" office:value="0.401140840267498" calcext:value-type="float">
            <text:p>0.401140840267498</text:p>
          </table:table-cell>
          <table:table-cell office:value-type="float" office:value="24.972297516888" calcext:value-type="float">
            <text:p>24.972297516888</text:p>
          </table:table-cell>
          <table:table-cell office:value-type="float" office:value="2.41329364527113E-035" calcext:value-type="float">
            <text:p>2.41329364527113E-35</text:p>
          </table:table-cell>
          <table:table-cell office:value-type="float" office:value="9.21650488066767" calcext:value-type="float">
            <text:p>9.21650488066767</text:p>
          </table:table-cell>
          <table:table-cell office:value-type="float" office:value="10.8183119380011" calcext:value-type="float">
            <text:p>10.81831193800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/>
          <table:table-cell table:number-matrix-columns-spanned="1" table:number-matrix-rows-spanned="67" table:formula="of:=[.$A$2:.$A$68]" office:value-type="float" office:value="2" calcext:value-type="float">
            <text:p>2</text:p>
          </table:table-cell>
          <table:table-cell table:number-matrix-columns-spanned="1" table:number-matrix-rows-spanned="67" table:formula="of:=MMULT(LN([.$D$32:.$D$98]) ; [.$E$29]) + [.$E$28]" office:value-type="float" office:value="6.94353839544762" calcext:value-type="float">
            <text:p>6.94353839544762</text:p>
          </table:table-cell>
          <table:table-cell table:number-matrix-columns-spanned="1" table:number-matrix-rows-spanned="67" table:formula="of:=[.$B$2:.$B$68]" office:value-type="float" office:value="2" calcext:value-type="float">
            <text:p>2</text:p>
          </table:table-cell>
          <table:table-cell table:number-matrix-columns-spanned="1" table:number-matrix-rows-spanned="67" table:formula="of:=[.$F$32:.$F$98] - [.$E$32:.$E$98]" office:value-type="float" office:value="-4.94353839544762" calcext:value-type="float">
            <text:p>-4.9435383954476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.005247979102" calcext:value-type="float">
            <text:p>11.005247979102</text:p>
          </table:table-cell>
          <table:table-cell office:value-type="float" office:value="3" calcext:value-type="float">
            <text:p>3</text:p>
          </table:table-cell>
          <table:table-cell office:value-type="float" office:value="-8.00524797910202" calcext:value-type="float">
            <text:p>-8.0052479791020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.8870767908952" calcext:value-type="float">
            <text:p>13.8870767908952</text:p>
          </table:table-cell>
          <table:table-cell office:value-type="float" office:value="4" calcext:value-type="float">
            <text:p>4</text:p>
          </table:table-cell>
          <table:table-cell office:value-type="float" office:value="-9.88707679089523" calcext:value-type="float">
            <text:p>-9.8870767908952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.1223968783189" calcext:value-type="float">
            <text:p>16.1223968783189</text:p>
          </table:table-cell>
          <table:table-cell office:value-type="float" office:value="5" calcext:value-type="float">
            <text:p>5</text:p>
          </table:table-cell>
          <table:table-cell office:value-type="float" office:value="-11.1223968783189" calcext:value-type="float">
            <text:p>-11.122396878318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.9487863745496" calcext:value-type="float">
            <text:p>17.9487863745496</text:p>
          </table:table-cell>
          <table:table-cell office:value-type="float" office:value="5" calcext:value-type="float">
            <text:p>5</text:p>
          </table:table-cell>
          <table:table-cell office:value-type="float" office:value="-12.9487863745496" calcext:value-type="float">
            <text:p>-12.948786374549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.4929766909558" calcext:value-type="float">
            <text:p>19.4929766909558</text:p>
          </table:table-cell>
          <table:table-cell office:value-type="float" office:value="6" calcext:value-type="float">
            <text:p>6</text:p>
          </table:table-cell>
          <table:table-cell office:value-type="float" office:value="-13.4929766909558" calcext:value-type="float">
            <text:p>-13.492976690955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.8306151863428" calcext:value-type="float">
            <text:p>20.8306151863428</text:p>
          </table:table-cell>
          <table:table-cell office:value-type="float" office:value="7" calcext:value-type="float">
            <text:p>7</text:p>
          </table:table-cell>
          <table:table-cell office:value-type="float" office:value="-13.8306151863428" calcext:value-type="float">
            <text:p>-13.830615186342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.010495958204" calcext:value-type="float">
            <text:p>22.010495958204</text:p>
          </table:table-cell>
          <table:table-cell office:value-type="float" office:value="7" calcext:value-type="float">
            <text:p>7</text:p>
          </table:table-cell>
          <table:table-cell office:value-type="float" office:value="-15.010495958204" calcext:value-type="float">
            <text:p>-15.01049595820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.0659352737666" calcext:value-type="float">
            <text:p>23.0659352737666</text:p>
          </table:table-cell>
          <table:table-cell office:value-type="float" office:value="8" calcext:value-type="float">
            <text:p>8</text:p>
          </table:table-cell>
          <table:table-cell office:value-type="float" office:value="-15.0659352737666" calcext:value-type="float">
            <text:p>-15.065935273766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4.0206962704336" calcext:value-type="float">
            <text:p>24.0206962704336</text:p>
          </table:table-cell>
          <table:table-cell office:value-type="float" office:value="9" calcext:value-type="float">
            <text:p>9</text:p>
          </table:table-cell>
          <table:table-cell office:value-type="float" office:value="-15.0206962704336" calcext:value-type="float">
            <text:p>-15.020696270433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.8923247699973" calcext:value-type="float">
            <text:p>24.8923247699973</text:p>
          </table:table-cell>
          <table:table-cell office:value-type="float" office:value="10" calcext:value-type="float">
            <text:p>10</text:p>
          </table:table-cell>
          <table:table-cell office:value-type="float" office:value="-14.8923247699972" calcext:value-type="float">
            <text:p>-14.892324769997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.694145262952" calcext:value-type="float">
            <text:p>25.694145262952</text:p>
          </table:table-cell>
          <table:table-cell office:value-type="float" office:value="11" calcext:value-type="float">
            <text:p>11</text:p>
          </table:table-cell>
          <table:table-cell office:value-type="float" office:value="-14.694145262952" calcext:value-type="float">
            <text:p>-14.69414526295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6.4365150864034" calcext:value-type="float">
            <text:p>26.4365150864034</text:p>
          </table:table-cell>
          <table:table-cell office:value-type="float" office:value="12" calcext:value-type="float">
            <text:p>12</text:p>
          </table:table-cell>
          <table:table-cell office:value-type="float" office:value="-14.4365150864034" calcext:value-type="float">
            <text:p>-14.436515086403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.127644857421" calcext:value-type="float">
            <text:p>27.127644857421</text:p>
          </table:table-cell>
          <table:table-cell office:value-type="float" office:value="12" calcext:value-type="float">
            <text:p>12</text:p>
          </table:table-cell>
          <table:table-cell office:value-type="float" office:value="-15.127644857421" calcext:value-type="float">
            <text:p>-15.12764485742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.7741535817905" calcext:value-type="float">
            <text:p>27.7741535817905</text:p>
          </table:table-cell>
          <table:table-cell office:value-type="float" office:value="13" calcext:value-type="float">
            <text:p>13</text:p>
          </table:table-cell>
          <table:table-cell office:value-type="float" office:value="-14.7741535817905" calcext:value-type="float">
            <text:p>-14.774153581790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8.3814551781871" calcext:value-type="float">
            <text:p>28.3814551781871</text:p>
          </table:table-cell>
          <table:table-cell office:value-type="float" office:value="14" calcext:value-type="float">
            <text:p>14</text:p>
          </table:table-cell>
          <table:table-cell office:value-type="float" office:value="-14.3814551781871" calcext:value-type="float">
            <text:p>-14.381455178187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8.9540343536516" calcext:value-type="float">
            <text:p>28.9540343536516</text:p>
          </table:table-cell>
          <table:table-cell office:value-type="float" office:value="15" calcext:value-type="float">
            <text:p>15</text:p>
          </table:table-cell>
          <table:table-cell office:value-type="float" office:value="-13.9540343536516" calcext:value-type="float">
            <text:p>-13.954034353651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9.4956477906739" calcext:value-type="float">
            <text:p>29.4956477906739</text:p>
          </table:table-cell>
          <table:table-cell office:value-type="float" office:value="16" calcext:value-type="float">
            <text:p>16</text:p>
          </table:table-cell>
          <table:table-cell office:value-type="float" office:value="-13.4956477906739" calcext:value-type="float">
            <text:p>-13.495647790673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.0094736692142" calcext:value-type="float">
            <text:p>30.0094736692142</text:p>
          </table:table-cell>
          <table:table-cell office:value-type="float" office:value="17" calcext:value-type="float">
            <text:p>17</text:p>
          </table:table-cell>
          <table:table-cell office:value-type="float" office:value="-13.0094736692142" calcext:value-type="float">
            <text:p>-13.009473669214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.4982246700578" calcext:value-type="float">
            <text:p>30.4982246700578</text:p>
          </table:table-cell>
          <table:table-cell office:value-type="float" office:value="18" calcext:value-type="float">
            <text:p>18</text:p>
          </table:table-cell>
          <table:table-cell office:value-type="float" office:value="-12.4982246700578" calcext:value-type="float">
            <text:p>-12.498224670057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.9642346658812" calcext:value-type="float">
            <text:p>30.9642346658812</text:p>
          </table:table-cell>
          <table:table-cell office:value-type="float" office:value="19" calcext:value-type="float">
            <text:p>19</text:p>
          </table:table-cell>
          <table:table-cell office:value-type="float" office:value="-11.9642346658812" calcext:value-type="float">
            <text:p>-11.964234665881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1.409526126068" calcext:value-type="float">
            <text:p>31.409526126068</text:p>
          </table:table-cell>
          <table:table-cell office:value-type="float" office:value="20" calcext:value-type="float">
            <text:p>20</text:p>
          </table:table-cell>
          <table:table-cell office:value-type="float" office:value="-11.409526126068" calcext:value-type="float">
            <text:p>-11.40952612606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.8358631654449" calcext:value-type="float">
            <text:p>31.8358631654449</text:p>
          </table:table-cell>
          <table:table-cell office:value-type="float" office:value="20" calcext:value-type="float">
            <text:p>20</text:p>
          </table:table-cell>
          <table:table-cell office:value-type="float" office:value="-11.8358631654449" calcext:value-type="float">
            <text:p>-11.835863165444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.2447937566379" calcext:value-type="float">
            <text:p>32.2447937566379</text:p>
          </table:table-cell>
          <table:table-cell office:value-type="float" office:value="21" calcext:value-type="float">
            <text:p>21</text:p>
          </table:table-cell>
          <table:table-cell office:value-type="float" office:value="-11.2447937566379" calcext:value-type="float">
            <text:p>-11.244793756637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.6376836583996" calcext:value-type="float">
            <text:p>32.6376836583996</text:p>
          </table:table-cell>
          <table:table-cell office:value-type="float" office:value="22" calcext:value-type="float">
            <text:p>22</text:p>
          </table:table-cell>
          <table:table-cell office:value-type="float" office:value="-10.6376836583996" calcext:value-type="float">
            <text:p>-10.637683658399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.0157439373061" calcext:value-type="float">
            <text:p>33.0157439373061</text:p>
          </table:table-cell>
          <table:table-cell office:value-type="float" office:value="23" calcext:value-type="float">
            <text:p>23</text:p>
          </table:table-cell>
          <table:table-cell office:value-type="float" office:value="-10.015743937306" calcext:value-type="float">
            <text:p>-10.01574393730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.3800534818511" calcext:value-type="float">
            <text:p>33.3800534818511</text:p>
          </table:table-cell>
          <table:table-cell office:value-type="float" office:value="24" calcext:value-type="float">
            <text:p>24</text:p>
          </table:table-cell>
          <table:table-cell office:value-type="float" office:value="-9.38005348185105" calcext:value-type="float">
            <text:p>-9.3800534818510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3.7315775640231" calcext:value-type="float">
            <text:p>33.7315775640231</text:p>
          </table:table-cell>
          <table:table-cell office:value-type="float" office:value="24" calcext:value-type="float">
            <text:p>24</text:p>
          </table:table-cell>
          <table:table-cell office:value-type="float" office:value="-9.73157756402311" calcext:value-type="float">
            <text:p>-9.7315775640231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4.0711832528686" calcext:value-type="float">
            <text:p>34.0711832528686</text:p>
          </table:table-cell>
          <table:table-cell office:value-type="float" office:value="26" calcext:value-type="float">
            <text:p>26</text:p>
          </table:table-cell>
          <table:table-cell office:value-type="float" office:value="-8.07118325286857" calcext:value-type="float">
            <text:p>-8.0711832528685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4.3996522997562" calcext:value-type="float">
            <text:p>34.3996522997562</text:p>
          </table:table-cell>
          <table:table-cell office:value-type="float" office:value="27" calcext:value-type="float">
            <text:p>27</text:p>
          </table:table-cell>
          <table:table-cell office:value-type="float" office:value="-7.39965229975618" calcext:value-type="float">
            <text:p>-7.3996522997561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4.7176919772381" calcext:value-type="float">
            <text:p>34.7176919772381</text:p>
          </table:table-cell>
          <table:table-cell office:value-type="float" office:value="28" calcext:value-type="float">
            <text:p>28</text:p>
          </table:table-cell>
          <table:table-cell office:value-type="float" office:value="-6.71769197723808" calcext:value-type="float">
            <text:p>-6.71769197723808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5.0259442495356" calcext:value-type="float">
            <text:p>35.0259442495356</text:p>
          </table:table-cell>
          <table:table-cell office:value-type="float" office:value="30" calcext:value-type="float">
            <text:p>30</text:p>
          </table:table-cell>
          <table:table-cell office:value-type="float" office:value="-5.02594424953558" calcext:value-type="float">
            <text:p>-5.0259442495355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.3249935736348" calcext:value-type="float">
            <text:p>35.3249935736348</text:p>
          </table:table-cell>
          <table:table-cell office:value-type="float" office:value="30" calcext:value-type="float">
            <text:p>30</text:p>
          </table:table-cell>
          <table:table-cell office:value-type="float" office:value="-5.32499357363475" calcext:value-type="float">
            <text:p>-5.3249935736347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5.6153735692748" calcext:value-type="float">
            <text:p>35.6153735692748</text:p>
          </table:table-cell>
          <table:table-cell office:value-type="float" office:value="31" calcext:value-type="float">
            <text:p>31</text:p>
          </table:table-cell>
          <table:table-cell office:value-type="float" office:value="-4.61537356927475" calcext:value-type="float">
            <text:p>-4.6153735692747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5.8975727490993" calcext:value-type="float">
            <text:p>35.8975727490993</text:p>
          </table:table-cell>
          <table:table-cell office:value-type="float" office:value="32" calcext:value-type="float">
            <text:p>32</text:p>
          </table:table-cell>
          <table:table-cell office:value-type="float" office:value="-3.89757274909926" calcext:value-type="float">
            <text:p>-3.8975727490992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6.1720394635384" calcext:value-type="float">
            <text:p>36.1720394635384</text:p>
          </table:table-cell>
          <table:table-cell office:value-type="float" office:value="33" calcext:value-type="float">
            <text:p>33</text:p>
          </table:table-cell>
          <table:table-cell office:value-type="float" office:value="-3.17203946353842" calcext:value-type="float">
            <text:p>-3.1720394635384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6.4391861861215" calcext:value-type="float">
            <text:p>36.4391861861215</text:p>
          </table:table-cell>
          <table:table-cell office:value-type="float" office:value="34" calcext:value-type="float">
            <text:p>34</text:p>
          </table:table-cell>
          <table:table-cell office:value-type="float" office:value="-2.43918618612147" calcext:value-type="float">
            <text:p>-2.43918618612147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6.699393242054" calcext:value-type="float">
            <text:p>36.699393242054</text:p>
          </table:table-cell>
          <table:table-cell office:value-type="float" office:value="35" calcext:value-type="float">
            <text:p>35</text:p>
          </table:table-cell>
          <table:table-cell office:value-type="float" office:value="-1.69939324205404" calcext:value-type="float">
            <text:p>-1.6993932420540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6.9530120646618" calcext:value-type="float">
            <text:p>36.9530120646618</text:p>
          </table:table-cell>
          <table:table-cell office:value-type="float" office:value="35" calcext:value-type="float">
            <text:p>35</text:p>
          </table:table-cell>
          <table:table-cell office:value-type="float" office:value="-1.95301206466178" calcext:value-type="float">
            <text:p>-1.95301206466178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.200368049673" calcext:value-type="float">
            <text:p>37.200368049673</text:p>
          </table:table-cell>
          <table:table-cell office:value-type="float" office:value="36" calcext:value-type="float">
            <text:p>36</text:p>
          </table:table-cell>
          <table:table-cell office:value-type="float" office:value="-1.200368049673" calcext:value-type="float">
            <text:p>-1.20036804967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7.4417630655055" calcext:value-type="float">
            <text:p>37.4417630655055</text:p>
          </table:table-cell>
          <table:table-cell office:value-type="float" office:value="37" calcext:value-type="float">
            <text:p>37</text:p>
          </table:table-cell>
          <table:table-cell office:value-type="float" office:value="-0.441763065505455" calcext:value-type="float">
            <text:p>-0.44176306550545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7.6774776681382" calcext:value-type="float">
            <text:p>37.6774776681382</text:p>
          </table:table-cell>
          <table:table-cell office:value-type="float" office:value="39" calcext:value-type="float">
            <text:p>39</text:p>
          </table:table-cell>
          <table:table-cell office:value-type="float" office:value="1.32252233186185" calcext:value-type="float">
            <text:p>1.3225223318618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7.9077730613288" calcext:value-type="float">
            <text:p>37.9077730613288</text:p>
          </table:table-cell>
          <table:table-cell office:value-type="float" office:value="40" calcext:value-type="float">
            <text:p>40</text:p>
          </table:table-cell>
          <table:table-cell office:value-type="float" office:value="2.0922269386712" calcext:value-type="float">
            <text:p>2.092226938671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8.132892836523" calcext:value-type="float">
            <text:p>38.132892836523</text:p>
          </table:table-cell>
          <table:table-cell office:value-type="float" office:value="41" calcext:value-type="float">
            <text:p>41</text:p>
          </table:table-cell>
          <table:table-cell office:value-type="float" office:value="2.86710716347704" calcext:value-type="float">
            <text:p>2.8671071634770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8.3530645215156" calcext:value-type="float">
            <text:p>38.3530645215156</text:p>
          </table:table-cell>
          <table:table-cell office:value-type="float" office:value="41" calcext:value-type="float">
            <text:p>41</text:p>
          </table:table-cell>
          <table:table-cell office:value-type="float" office:value="2.64693547848439" calcext:value-type="float">
            <text:p>2.64693547848439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8.568500962549" calcext:value-type="float">
            <text:p>38.568500962549</text:p>
          </table:table-cell>
          <table:table-cell office:value-type="float" office:value="43" calcext:value-type="float">
            <text:p>43</text:p>
          </table:table-cell>
          <table:table-cell office:value-type="float" office:value="4.43149903745105" calcext:value-type="float">
            <text:p>4.4314990374510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8.7794015608925" calcext:value-type="float">
            <text:p>38.7794015608925</text:p>
          </table:table-cell>
          <table:table-cell office:value-type="float" office:value="43" calcext:value-type="float">
            <text:p>43</text:p>
          </table:table-cell>
          <table:table-cell office:value-type="float" office:value="4.22059843910752" calcext:value-type="float">
            <text:p>4.2205984391075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8.9859533819116" calcext:value-type="float">
            <text:p>38.9859533819116</text:p>
          </table:table-cell>
          <table:table-cell office:value-type="float" office:value="44" calcext:value-type="float">
            <text:p>44</text:p>
          </table:table-cell>
          <table:table-cell office:value-type="float" office:value="5.01404661808836" calcext:value-type="float">
            <text:p>5.0140466180883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9.1883321520855" calcext:value-type="float">
            <text:p>39.1883321520855</text:p>
          </table:table-cell>
          <table:table-cell office:value-type="float" office:value="44" calcext:value-type="float">
            <text:p>44</text:p>
          </table:table-cell>
          <table:table-cell office:value-type="float" office:value="4.81166784791452" calcext:value-type="float">
            <text:p>4.8116678479145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9.3867031572892" calcext:value-type="float">
            <text:p>39.3867031572892</text:p>
          </table:table-cell>
          <table:table-cell office:value-type="float" office:value="46" calcext:value-type="float">
            <text:p>46</text:p>
          </table:table-cell>
          <table:table-cell office:value-type="float" office:value="6.61329684271085" calcext:value-type="float">
            <text:p>6.6132968427108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9.5812220538473" calcext:value-type="float">
            <text:p>39.5812220538473</text:p>
          </table:table-cell>
          <table:table-cell office:value-type="float" office:value="46" calcext:value-type="float">
            <text:p>46</text:p>
          </table:table-cell>
          <table:table-cell office:value-type="float" office:value="6.41877794615274" calcext:value-type="float">
            <text:p>6.4187779461527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9.7720356023293" calcext:value-type="float">
            <text:p>39.7720356023293</text:p>
          </table:table-cell>
          <table:table-cell office:value-type="float" office:value="49" calcext:value-type="float">
            <text:p>49</text:p>
          </table:table-cell>
          <table:table-cell office:value-type="float" office:value="9.22796439767067" calcext:value-type="float">
            <text:p>9.2279643976706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9.9592823327537" calcext:value-type="float">
            <text:p>39.9592823327537</text:p>
          </table:table-cell>
          <table:table-cell office:value-type="float" office:value="49" calcext:value-type="float">
            <text:p>49</text:p>
          </table:table-cell>
          <table:table-cell office:value-type="float" office:value="9.04071766724633" calcext:value-type="float">
            <text:p>9.04071766724633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0.1430931487525" calcext:value-type="float">
            <text:p>40.1430931487525</text:p>
          </table:table-cell>
          <table:table-cell office:value-type="float" office:value="50" calcext:value-type="float">
            <text:p>50</text:p>
          </table:table-cell>
          <table:table-cell office:value-type="float" office:value="9.85690685124749" calcext:value-type="float">
            <text:p>9.85690685124749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40.3235918772987" calcext:value-type="float">
            <text:p>40.3235918772987</text:p>
          </table:table-cell>
          <table:table-cell office:value-type="float" office:value="50" calcext:value-type="float">
            <text:p>50</text:p>
          </table:table-cell>
          <table:table-cell office:value-type="float" office:value="9.67640812270133" calcext:value-type="float">
            <text:p>9.6764081227013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0.5008957697759" calcext:value-type="float">
            <text:p>40.5008957697759</text:p>
          </table:table-cell>
          <table:table-cell office:value-type="float" office:value="51" calcext:value-type="float">
            <text:p>51</text:p>
          </table:table-cell>
          <table:table-cell office:value-type="float" office:value="10.4991042302241" calcext:value-type="float">
            <text:p>10.499104230224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0.6751159594707" calcext:value-type="float">
            <text:p>40.6751159594707</text:p>
          </table:table-cell>
          <table:table-cell office:value-type="float" office:value="53" calcext:value-type="float">
            <text:p>53</text:p>
          </table:table-cell>
          <table:table-cell office:value-type="float" office:value="12.3248840405293" calcext:value-type="float">
            <text:p>12.3248840405293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0.846357879957" calcext:value-type="float">
            <text:p>40.846357879957</text:p>
          </table:table-cell>
          <table:table-cell office:value-type="float" office:value="54" calcext:value-type="float">
            <text:p>54</text:p>
          </table:table-cell>
          <table:table-cell office:value-type="float" office:value="13.153642120043" calcext:value-type="float">
            <text:p>13.15364212004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1.0147216483162" calcext:value-type="float">
            <text:p>41.0147216483162</text:p>
          </table:table-cell>
          <table:table-cell office:value-type="float" office:value="55" calcext:value-type="float">
            <text:p>55</text:p>
          </table:table-cell>
          <table:table-cell office:value-type="float" office:value="13.9852783516838" calcext:value-type="float">
            <text:p>13.985278351683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1.1803024166827" calcext:value-type="float">
            <text:p>41.1803024166827</text:p>
          </table:table-cell>
          <table:table-cell office:value-type="float" office:value="56" calcext:value-type="float">
            <text:p>56</text:p>
          </table:table-cell>
          <table:table-cell office:value-type="float" office:value="14.8196975833173" calcext:value-type="float">
            <text:p>14.819697583317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1.3431906952038" calcext:value-type="float">
            <text:p>41.3431906952038</text:p>
          </table:table-cell>
          <table:table-cell office:value-type="float" office:value="57" calcext:value-type="float">
            <text:p>57</text:p>
          </table:table-cell>
          <table:table-cell office:value-type="float" office:value="15.6568093047962" calcext:value-type="float">
            <text:p>15.656809304796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1.5034726491599" calcext:value-type="float">
            <text:p>41.5034726491599</text:p>
          </table:table-cell>
          <table:table-cell office:value-type="float" office:value="56" calcext:value-type="float">
            <text:p>56</text:p>
          </table:table-cell>
          <table:table-cell office:value-type="float" office:value="14.4965273508401" calcext:value-type="float">
            <text:p>14.496527350840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1.6612303726857" calcext:value-type="float">
            <text:p>41.6612303726857</text:p>
          </table:table-cell>
          <table:table-cell office:value-type="float" office:value="58" calcext:value-type="float">
            <text:p>58</text:p>
          </table:table-cell>
          <table:table-cell office:value-type="float" office:value="16.3387696273143" calcext:value-type="float">
            <text:p>16.338769627314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1.816542141271" calcext:value-type="float">
            <text:p>41.816542141271</text:p>
          </table:table-cell>
          <table:table-cell office:value-type="float" office:value="58" calcext:value-type="float">
            <text:p>58</text:p>
          </table:table-cell>
          <table:table-cell office:value-type="float" office:value="16.183457858729" calcext:value-type="float">
            <text:p>16.18345785872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1.9694826449832" calcext:value-type="float">
            <text:p>41.9694826449832</text:p>
          </table:table-cell>
          <table:table-cell office:value-type="float" office:value="60" calcext:value-type="float">
            <text:p>60</text:p>
          </table:table-cell>
          <table:table-cell office:value-type="float" office:value="18.0305173550168" calcext:value-type="float">
            <text:p>18.030517355016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2.1201232041533" calcext:value-type="float">
            <text:p>42.1201232041533</text:p>
          </table:table-cell>
          <table:table-cell office:value-type="float" office:value="62" calcext:value-type="float">
            <text:p>62</text:p>
          </table:table-cell>
          <table:table-cell office:value-type="float" office:value="19.8798767958467" calcext:value-type="float">
            <text:p>19.879876795846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2.2685319690824" calcext:value-type="float">
            <text:p>42.2685319690824</text:p>
          </table:table-cell>
          <table:table-cell office:value-type="float" office:value="63" calcext:value-type="float">
            <text:p>63</text:p>
          </table:table-cell>
          <table:table-cell office:value-type="float" office:value="20.7314680309176" calcext:value-type="float">
            <text:p>20.731468030917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</table:table>
      <table:named-expressions/>
      <table:database-ranges>
        <table:database-range table:name="BestPosition" table:target-range-address="Sheet1.B2:Sheet1.B68" table:on-update-keep-styles="true" table:on-update-keep-size="false"/>
        <table:database-range table:name="PlayerCount" table:target-range-address="Sheet1.A2:Sheet1.A68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6T20:08:56.903283203</meta:creation-date>
    <dc:date>2025-06-26T20:29:37.040743677</dc:date>
    <meta:editing-duration>PT9M20S</meta:editing-duration>
    <meta:editing-cycles>1</meta:editing-cycles>
    <meta:document-statistic meta:table-count="1" meta:cell-count="536" meta:object-count="1"/>
    <meta:generator>LibreOffice/25.2.4.3$Linux_X86_64 LibreOffice_project/520$Build-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0">
      <number:number number:decimal-places="4" number:min-decimal-places="4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solid" draw:fill-color="#729fcf"/>
      <style:text-properties fo:color="#000000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0" style:family="chart" style:data-style-name="N130">
      <style:text-properties fo:color="#000000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40cm" svg:height="17.266cm" xlink:href=".." xlink:type="simple" chart:class="chart:scatter" chart:style-name="ch1">
        <chart:title svg:x="18.492cm" svg:y="0.481cm" chart:style-name="ch2">
          <text:p><text:span text:style-name="T1">Best Positions</text:span></text:p>
        </chart:title>
        <chart:legend chart:legend-position="end" svg:x="34.642cm" svg:y="8.085cm" style:legend-expansion="high" chart:style-name="ch3"/>
        <chart:plot-area chart:style-name="ch4" svg:x="1.811cm" svg:y="1.605cm" svg:width="32.031cm" svg:height="14.335cm">
          <chart:coordinate-region svg:x="2.636cm" svg:y="1.804cm" svg:width="30.917cm" svg:height="13.489cm"/>
          <chart:axis chart:dimension="x" chart:name="primary-x" chart:style-name="ch5">
            <chart:title svg:x="16.454cm" svg:y="16.285cm" chart:style-name="ch2">
              <text:p><text:span text:style-name="T2">Number of Players</text:span></text:p>
            </chart:title>
          </chart:axis>
          <chart:axis chart:dimension="y" chart:name="primary-y" chart:style-name="ch5">
            <chart:title svg:x="0.451cm" svg:y="9.756cm" chart:style-name="ch6">
              <text:p><text:span text:style-name="T3">Best Position</text:span></text:p>
            </chart:title>
            <chart:grid chart:style-name="ch7" chart:class="major"/>
          </chart:axis>
          <chart:series chart:style-name="ch8" chart:values-cell-range-address="Sheet1.B2:Sheet1.B99" chart:label-cell-address="Sheet1.B1:Sheet1.B1" chart:class="chart:scatter">
            <chart:domain table:cell-range-address="Sheet1.A2:Sheet1.A99"/>
            <chart:regression-curve chart:style-name="ch9">
              <chart:equation chart:display-equation="true" chart:display-r-square="false" chart:style-name="ch10"/>
            </chart:regression-curve>
            <chart:data-point chart:repeated="67"/>
            <chart:data-point chart:style-name="ch11"/>
            <chart:data-point chart:repeated="8"/>
            <chart:data-point chart:style-name="ch11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 Positi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99</svg:desc>
                </draw:g>
              </table:table-cell>
              <table:table-cell office:value-type="float" office:value="2">
                <text:p>2</text:p>
                <draw:g>
                  <svg:desc>Sheet1.B2:Sheet1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